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1496000001AE8DBA6F917E7D51F6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59276" officeooo:paragraph-rsid="00059276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fo:font-style="normal" fo:font-weight="normal" officeooo:rsid="00059276" officeooo:paragraph-rsid="00059276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5pt" officeooo:rsid="000accd2" officeooo:paragraph-rsid="00059276" style:font-size-asian="15pt" style:font-size-complex="15pt"/>
    </style:style>
    <style:style style:name="P4" style:family="paragraph" style:parent-style-name="Standard">
      <style:text-properties fo:font-size="15pt" officeooo:rsid="000accd2" officeooo:paragraph-rsid="00130de4" style:font-size-asian="15pt" style:font-size-complex="15pt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5pt" officeooo:rsid="00130de4" officeooo:paragraph-rsid="00130de4" style:font-size-asian="15pt" style:font-size-complex="15pt"/>
    </style:style>
    <style:style style:name="P6" style:family="paragraph" style:parent-style-name="Standard">
      <style:paragraph-properties fo:text-align="justify" style:justify-single-word="false"/>
      <style:text-properties fo:font-size="15pt" officeooo:rsid="00130de4" officeooo:paragraph-rsid="00130de4" style:font-size-asian="15pt" style:font-size-complex="15pt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5pt" fo:font-style="normal" fo:font-weight="normal" officeooo:rsid="000d74ba" officeooo:paragraph-rsid="00059276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5pt" fo:font-style="normal" fo:font-weight="normal" officeooo:rsid="00059276" officeooo:paragraph-rsid="00059276" style:font-size-asian="15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5pt" fo:font-style="normal" fo:font-weight="normal" officeooo:rsid="0007c4d3" officeooo:paragraph-rsid="0007c4d3" style:font-size-asian="15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4pt" fo:font-style="normal" fo:font-weight="bold" officeooo:rsid="00059276" officeooo:paragraph-rsid="00059276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fo:font-style="normal" fo:font-weight="bold" officeooo:rsid="00059276" officeooo:paragraph-rsid="00114545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4pt" fo:font-style="normal" fo:font-weight="normal" officeooo:rsid="00059276" officeooo:paragraph-rsid="00059276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4pt" fo:font-style="normal" fo:font-weight="normal" officeooo:rsid="00059276" officeooo:paragraph-rsid="00114545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4pt" fo:font-style="normal" fo:font-weight="normal" officeooo:rsid="00130de4" officeooo:paragraph-rsid="00130de4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fo:font-size="14pt" fo:font-style="normal" fo:font-weight="normal" officeooo:rsid="0014b4e1" officeooo:paragraph-rsid="0014b4e1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size="14pt" officeooo:rsid="00130de4" officeooo:paragraph-rsid="00130de4" style:font-size-asian="14pt" style:font-size-complex="14pt"/>
    </style:style>
    <style:style style:name="P17" style:family="paragraph" style:parent-style-name="Standard" style:list-style-name="L1">
      <style:paragraph-properties fo:text-align="justify" style:justify-single-word="false"/>
      <style:text-properties fo:font-style="normal" fo:font-weight="normal" officeooo:rsid="001f53bc" officeooo:paragraph-rsid="00059276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officeooo:rsid="00162f90" officeooo:paragraph-rsid="00130de4" style:font-style-asian="normal" style:font-weight-asian="normal" style:font-style-complex="normal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fo:font-style="normal" fo:font-weight="bold" officeooo:rsid="000accd2" officeooo:paragraph-rsid="00059276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ded0"/>
    </style:style>
    <style:style style:name="T3" style:family="text">
      <style:text-properties officeooo:rsid="00114545"/>
    </style:style>
    <style:style style:name="T4" style:family="text">
      <style:text-properties officeooo:rsid="00130de4"/>
    </style:style>
    <style:style style:name="T5" style:family="text">
      <style:text-properties fo:font-size="14pt" officeooo:rsid="00130de4" style:font-size-asian="14pt" style:font-size-complex="14pt"/>
    </style:style>
    <style:style style:name="T6" style:family="text">
      <style:text-properties officeooo:rsid="0014b4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>Fundamentos de Arquiteturas de computadores</text:p>
      <text:p text:style-name="P1">Trabalho <text:span text:style-name="T4">1</text:span></text:p>
      <text:p text:style-name="P1">Alunos:<text:tab/><text:tab/><text:tab/><text:tab/><text:tab/><text:tab/><text:tab/><text:tab/>Matrículas:</text:p>
      <text:p text:style-name="P1"><text:tab/>Josué <text:tab/><text:span text:style-name="T2">Nascimento da Silva</text:span><text:tab/><text:tab/><text:tab/><text:tab/><text:tab/>15/00<text:span text:style-name="T2">38933</text:span></text:p>
      <text:p text:style-name="P4"/>
      <text:list xml:id="list3995136106" text:style-name="L1">
        <text:list-item>
          <text:p text:style-name="P5">Sistema de desenvolvimento:</text:p>
        </text:list-item>
      </text:list>
      <text:p text:style-name="P6"><text:tab/>Os programas foram construidos no sistema operacional linux , nas distribuições :</text:p>
      <text:p text:style-name="P6"><text:tab/>Ubunto e Elementary OS</text:p>
      <text:p text:style-name="P4"/>
      <text:list xml:id="list3610654963395" text:continue-numbering="true" text:style-name="L1">
        <text:list-item>
          <text:p text:style-name="P5">Ambiente de desenvolvimento:</text:p>
        </text:list-item>
      </text:list>
      <text:p text:style-name="P6"><text:tab/>Foram utilizados o editor de texto Atom e o compilador gcc</text:p>
      <text:p text:style-name="P6"/>
      <text:list xml:id="list3610106336969" text:continue-numbering="true" text:style-name="L1">
        <text:list-item>
          <text:p text:style-name="P3">INSTRUÇÕES DE USO</text:p>
          <text:list>
            <text:list-item>
              <text:p text:style-name="P10">Exercício 1</text:p>
              <text:list>
                <text:list-item>
                  <text:p text:style-name="P12">Para compilar o arquivo execute na pasta do arquivo <text:span text:style-name="T6">o comando </text:span>: <text:span text:style-name="T4">make</text:span><text:span text:style-name="T1"> </text:span>.</text:p>
                </text:list-item>
                <text:list-item>
                  <text:p text:style-name="P12">Para executar o programa execute: <text:span text:style-name="T1">./main</text:span></text:p>
                </text:list-item>
                <text:list-item>
                  <text:p text:style-name="P13">Após <text:span text:style-name="T3">executar insira 3 pontos desejados</text:span></text:p>
                </text:list-item>
              </text:list>
            </text:list-item>
          </text:list>
        </text:list-item>
      </text:list>
      <text:p text:style-name="P11"/>
      <text:list xml:id="list3610893395028" text:continue-numbering="true" text:style-name="L1">
        <text:list-item>
          <text:list>
            <text:list-item>
              <text:p text:style-name="P10">Exercício 2</text:p>
              <text:list>
                <text:list-item>
                  <text:p text:style-name="P15">Para compilar o arquivo execute na pasta do arquivo o comando gcc trab01exer02.c -o main</text:p>
                </text:list-item>
                <text:list-item>
                  <text:p text:style-name="P15">Para executar digite ./main passando os argurmentos desejados pela linha de comando</text:p>
                  <text:p text:style-name="P17"/>
                </text:list-item>
              </text:list>
              <text:p text:style-name="P19"/>
            </text:list-item>
          </text:list>
        </text:list-item>
        <text:list-item>
          <text:p text:style-name="P7">LIMITAÇÕES CONHECIDAS</text:p>
          <text:p text:style-name="P7"/>
          <text:list>
            <text:list-item>
              <text:p text:style-name="P10">Exercício 1</text:p>
              <text:list>
                <text:list-item>
                  <text:p text:style-name="P14">Os pontos inseridos devem formar um triangulo retangulo ou uma reta, caso contrario o programa apresentará mal funcionamento</text:p>
                </text:list-item>
              </text:list>
            </text:list-item>
          </text:list>
        </text:list-item>
      </text:list>
      <text:p text:style-name="P2"><text:tab/><text:tab/></text:p>
      <text:p text:style-name="P2"/>
      <text:list xml:id="list3610063822742" text:continue-numbering="true" text:style-name="L1">
        <text:list-item>
          <text:list>
            <text:list-item>
              <text:p text:style-name="P10">Exercício 2</text:p>
            </text:list-item>
          </text:list>
        </text:list-item>
      </text:list>
      <text:p text:style-name="P18"><text:tab/><text:tab/> <text:span text:style-name="T5">Não a limitações conhecidas</text:span></text:p>
      <text:list xml:id="list3610407156716" text:continue-numbering="true" text:style-name="L1">
        <text:list-header>
          <text:p text:style-name="P19"/>
        </text:list-header>
        <text:list-item>
          <text:p text:style-name="P8">DIVISÃO DO TRABALHO</text:p>
          <text:list>
            <text:list-item>
              <text:p text:style-name="P9">Ambos os alunos realizaram a atividade, onde a maior parte foi realizada no modelo de pareamento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3693in" fo:margin-right="0.218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0.4453in" svg:y="-0.3516in" svg:width="6.6929in" svg:height="0.5457in" draw:z-index="1"><draw:image xlink:href="Pictures/1000000000001496000001AE8DBA6F917E7D51F6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20:28:03.042629504</meta:creation-date>
    <dc:date>2017-08-27T00:27:49.166104426</dc:date>
    <meta:editing-duration>PT6H19M33S</meta:editing-duration>
    <meta:editing-cycles>9</meta:editing-cycles>
    <meta:generator>LibreOffice/5.3.3.2$Linux_X86_64 LibreOffice_project/30m0$Build-2</meta:generator>
    <meta:document-statistic meta:table-count="0" meta:image-count="1" meta:object-count="0" meta:page-count="2" meta:paragraph-count="29" meta:word-count="174" meta:character-count="1034" meta:non-whitespace-character-count="883"/>
  </office:meta>
</office:document-meta>
</file>